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Symbol" svg:font-family="Symbol"/>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text-properties style:font-name="Times New Roman1" fo:font-size="12pt" style:font-name-asian="Times New Roman1" style:font-size-asian="12pt" style:font-name-complex="Times New Roman1" style:font-size-complex="12pt"/>
    </style:style>
    <style:style style:name="P2" style:family="paragraph" style:parent-style-name="Standard" style:list-style-name="">
      <style:paragraph-properties style:text-autospace="none"/>
      <style:text-properties style:font-name="Times New Roman1" fo:font-size="12pt" fo:background-color="transparent" style:font-name-asian="Times New Roman1" style:font-size-asian="12pt" style:font-name-complex="Times New Roman1" style:font-size-complex="12pt"/>
    </style:style>
    <style:style style:name="P3" style:family="paragraph" style:parent-style-name="Standard" style:list-style-name="">
      <style:paragraph-properties style:text-autospace="none"/>
      <style:text-properties style:font-name="Times New Roman1" fo:font-size="12pt" fo:background-color="#ffff00" style:font-name-asian="Times New Roman1" style:font-size-asian="12pt" style:font-name-complex="Times New Roman1" style:font-size-complex="12pt"/>
    </style:style>
    <style:style style:name="P4" style:family="paragraph" style:parent-style-name="Standard" style:list-style-name="">
      <style:paragraph-properties style:text-autospace="none"/>
    </style:style>
    <style:style style:name="P5" style:family="paragraph" style:parent-style-name="Standard" style:list-style-name="">
      <style:paragraph-properties style:text-autospace="none"/>
      <style:text-properties style:font-name="Symbol" fo:font-size="12pt" style:font-name-asian="Symbol" style:font-size-asian="12pt" style:font-name-complex="Symbol" style:font-size-complex="12pt"/>
    </style:style>
    <style:style style:name="P6" style:family="paragraph" style:parent-style-name="Standard" style:list-style-name="L1">
      <style:paragraph-properties fo:text-align="start" style:justify-single-word="false" style:text-autospace="none"/>
    </style:style>
    <style:style style:name="P7" style:family="paragraph" style:parent-style-name="Standard" style:list-style-name="L2">
      <style:paragraph-properties style:text-autospace="none"/>
    </style:style>
    <style:style style:name="P8" style:family="paragraph" style:parent-style-name="Standard" style:list-style-name="L3"/>
    <style:style style:name="P9" style:family="paragraph" style:parent-style-name="Standard" style:list-style-name="">
      <style:paragraph-properties fo:background-color="transparent" style:text-autospace="none">
        <style:background-image/>
      </style:paragraph-properties>
      <style:text-properties style:font-name="Times New Roman1" fo:font-size="12pt" fo:background-color="#ffff00" style:font-name-asian="Times New Roman1" style:font-size-asian="12pt" style:font-name-complex="Times New Roman1" style:font-size-complex="12pt"/>
    </style:style>
    <style:style style:name="P10" style:family="paragraph" style:parent-style-name="Standard" style:list-style-name="L4">
      <style:paragraph-properties fo:background-color="transparent" style:text-autospace="none">
        <style:background-image/>
      </style:paragraph-properties>
      <style:text-properties style:font-name="Times New Roman1" fo:font-size="12pt" fo:background-color="transparent" style:font-name-asian="Times New Roman1" style:font-size-asian="12pt" style:font-name-complex="Times New Roman1" style:font-size-complex="12pt"/>
    </style:style>
    <style:style style:name="P11" style:family="paragraph" style:parent-style-name="Standard">
      <style:paragraph-properties fo:background-color="transparent" style:text-autospace="none">
        <style:background-image/>
      </style:paragraph-properties>
      <style:text-properties style:font-name="Times New Roman1" fo:font-size="12pt" fo:background-color="transparent" style:font-name-asian="Times New Roman1" style:font-size-asian="12pt" style:font-name-complex="Times New Roman1" style:font-size-complex="12pt"/>
    </style:style>
    <style:style style:name="T1" style:family="text">
      <style:text-properties style:font-name="Times New Roman1" fo:font-size="12pt" style:font-name-asian="Times New Roman1" style:font-size-asian="12pt" style:font-name-complex="Times New Roman1" style:font-size-complex="12pt"/>
    </style:style>
    <style:style style:name="T2" style:family="text">
      <style:text-properties style:font-name="Times New Roman1" fo:font-size="12pt" fo:background-color="#ffff00" style:font-name-asian="Times New Roman1" style:font-size-asian="12pt" style:font-name-complex="Times New Roman1" style:font-size-complex="12pt"/>
    </style:style>
    <style:style style:name="T3" style:family="text">
      <style:text-properties style:font-name="Times New Roman1" style:font-name-asian="Times New Roman1" style:font-name-complex="Times New Roman1"/>
    </style:style>
    <style:style style:name="T4" style:family="text">
      <style:text-properties fo:background-color="#ffff00"/>
    </style:style>
    <style:style style:name="T5" style:family="text">
      <style:text-properties fo:background-color="#fff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latório de PPLN (mal feito e sem paneleirices)</text:p>
      <text:p text:style-name="Standard"/>
      <text:list xml:id="list4012790913820954975" text:style-name="L3">
        <text:list-item>
          <text:p text:style-name="P8"><text:span text:style-name="T4">Introdução</text:span><text:line-break/><text:line-break/></text:p>
        </text:list-item>
      </text:list>
      <text:p text:style-name="Standard"/>
      <text:list xml:id="list8227385120412145950" text:style-name="L1">
        <text:list-item>
          <text:p text:style-name="P6"><text:span text:style-name="T1">Descrição da(s) modelação(ões) do problema e as razões subjacentes às</text:span></text:p>
        </text:list-item>
      </text:list>
      <text:p text:style-name="P4"><text:span text:style-name="T1">decisões tomada:</text:span></text:p>
      <text:p text:style-name="P4"><text:span text:style-name="T1"/></text:p>
      <text:p text:style-name="P4"><text:span text:style-name="T1">O problema é dado na forma de uma estrutura job-shop-problem que contém estruturas job-shop-job e job-shop-task. Para a criação da nossa modelação do problema fizemos uma assumpção: que todas os trabalhos e tarefas são dados por ordem crescente. Isto foi feito para reduzir a complexidade temporal da função que transforma a modelação do problema inicial na modelação do problema usada por nós</text:span><text:span text:style-name="T2"> (problema-to-estado).</text:span><text:span text:style-name="T1"> Do que observámos os trabalhos e tarefas são sempre criados nesta ordem por isso achámos esta assumpção viável embora posteriormente a função possa ser alterada de maneira a permitir a transformação do problema inicial no problema interno mesmo que o problema inicial não venha ordenado.<text:line-break/>Para a solução final apenas é relevante a estrutura job-shop-task portanto escolhemos apenas manter estas estruturas de entre todas as outras.</text:span></text:p>
      <text:p text:style-name="P4"><text:span text:style-name="T1"/></text:p>
      <text:p text:style-name="P5"> <text:span text:style-name="T3">A descrição das estruturas de dados desenvolvidas e as razões subjacentes ao seu desenvolvimento</text:span></text:p>
      <text:p text:style-name="P5"><text:span text:style-name="T3"/></text:p>
      <text:p text:style-name="P5"><text:span text:style-name="T3">Inicialmente eram guardadas as estruturas de job-shop-task numa matriz em que a posição na matriz correspondia ao número de trabalho e número de tarefa i.e. a tarefa número 2 do trabalho 3 seria guardada na posição [2][3] do array com todas as job-shop-tasks. Embora esta solução funcionasse, através dos testes foi rápido de perceber que ultrapassávamos os limites impostos de heap. <text:line-break/>De todos os valores guardados na estrutura job-shop-task apenas o valor start.time é relevante para os vários estados gerados pela procura. Então foi feita uma modificação nas estruturas de dados que suportam a modelação do problema: agora o array apenas guarda os valores de start.time de cada tarefa e foi criada uma variável global que é uma hashtable com a estrutura de job-shop-tasks. Assim todos os estados gerados pelas procuras partilham a mesma hashtable pois a única diferença entre eles é os tempos de start.time e estes são guardados no array que está no próprio estado. Isto permitiu usar apenas 20% da memória antes usada. Testes que precisavam de cerca de 250 megas de memória para correr passaram a usar apenas cerca de 50 megas.</text:span></text:p>
      <text:p text:style-name="P5"><text:span text:style-name="T3">Para além do array com os star.times também é guardado no estado outros dois valores: uma lista com os tempos máximos de ocupação de cada máquina e uma um inteiro que corresponde ao número de tarefas já geradas.<text:line-break/>A lista com os tempos máximos de ocupação de cada máquina é usada para reduzir a complexidade temporal do problema. Sempre que se pretende gerar um sucessor de um estado é necessário escolher uma tarefa e dar-lhe um start.time. Para calcular este star.time seria preciso analisar todo o array para ver qual o maior start.time das tarefas que usam a mesma máquina tal como o maior start-time das tarefas predecessores à tarefa com a qual se pretende gerar o estado. Para facilitar o cálculo de qual é o maior start.time das tarefas que usam a mesma máquina foi criada a lista com os tempos máximos de ocupação de cada máquina. Sempre que se dá um start.time a uma certa tarefa é atualizado nessa lista o tempo de fim da tarefa na máquina respetiva. <text:line-break/>O número de tarefas já geradas foi criado para ajudar nos cálculos da heurística h2 e h3. Sempre que se dá um start.time a uma tarefa é incrementado o esse número. Assim estas heurísticas podem dar valores mais baixos para estados que se encontrem numa maior profundidade na árvore de procura explorando assim menos estados.</text:span></text:p>
      <text:p text:style-name="P5"><text:span text:style-name="T3">É de notar que apenas são gerados estados com tarefas que respeitem as restrições. Isto significa que todos os estados são válidos e que assim que a procura atingir uma folha é certo de que se encontra num estado válido e final (podendo ser ou não um estado ótimo).</text:span></text:p>
      <text:p text:style-name="P5"><text:soft-page-break/><text:span text:style-name="T3"/></text:p>
      <text:list xml:id="list8403715109390870409" text:style-name="L2">
        <text:list-item>
          <text:p text:style-name="P7"><text:span text:style-name="T1">A descrição das heurísticas desenvolvidas e as razões subjacentes ao seu</text:span></text:p>
        </text:list-item>
      </text:list>
      <text:p text:style-name="P1">desenvolvimento</text:p>
      <text:p text:style-name="P1">O objetivo deste projeto é achar o tempo de início de cada tarefa de maneira a que seja demorado o mínimo tempo possível a completar todas as tarefas. Portanto a primeira heurística (h1-maiorTempo) desenvolvida foi a mais óbvia: a que apenas conta o tempo que demora a concluir todas as tarefas já iniciadas para o estado atual. Através da lista com os tempos máximos para cada máquina é fácil de calcular esta heuristica. Basta apenas percorrer a lista e seleccionar o maior tempo de entre todos os disponíveis. Como o objetivo é o menor tempo para acabar todas as tarefas apenas a máquina que está ocupada até ao minuto mais tardio é relevante.</text:p>
      <text:p text:style-name="P1"><text:line-break/>A heurística 2 (h2-tempoEtarefas) foi criada numa tentativa de acelerar o processo de procura. Através dos testes foi possivel ver que a heurística 1 fazia as procuras comportarem-se quase como uma procura de largura-primeiro e tal era extremamente ineficiente para este problema. Numa tentativa de fazer a heurística contabilizar a profundidade da árvore de procura a heurística 2 não só conta o maior tempo tal como a h1 como ainda conta o número de tarefas para as quais já foi dado um tempo de start.time. Assim esta heurística continua a promover o menor tempo possível para executar todos os trabalhos mas dando prioridade aos estados com maior profundidade na árvore de procura i.e. mais perto de atingirem um estado solução. Através dos testes foi possível verificar que esta heurística faz com que as procuras informadas <text:span text:style-name="T4">explorem apenas metade dos estados em relação a usar a heurística 1. </text:span></text:p>
      <text:p text:style-name="P1"><text:span text:style-name="T4"/></text:p>
      <text:p text:style-name="P3">A heurística 3 (h3-tempoDescontos) é semelhante à heurística 2. No entanto a maneira como é calculada a prioridade dada ao número de tarefas para as quais já foi dado um tempo de start.time é diferente. Na heurística 2 este número é constante. Na heurística 3 este número é calculado através de descontos esta heurística provou ser melhor que a heurística 1 mas pior que a heurística 2, tanto em termos de nós explorados como de tempo demorado na procura.</text:p>
      <text:p text:style-name="P2"/>
      <text:p text:style-name="P9">Através dos testes chegámos à conclusão que a melhor alternativa é usar a estratégia de procura a* com a heurística 2 . ou será que é melhor uma das do chico?</text:p>
      <text:p text:style-name="P9"/>
      <text:p text:style-name="P9"/>
      <text:list xml:id="list749781549419872125" text:style-name="L4">
        <text:list-item>
          <text:p text:style-name="P10">Abordagem alternativa</text:p>
        </text:list-item>
      </text:list>
      <text:p text:style-name="P11">Como abordagem alternativa foi criada uma estratégia de criação de sub-grupos.<text:line-break/>Para problemas complexos, com um elevado número de trabalhos e tarefas esse problema complexo é dividido em problemas menores. Cada um destes problemas menores contém o mesmo número de trabalhos mas o número de tarefas é truncado. Por exemplo um problema com 6 trabalhos e 8 tarefas por trabalho pode ser dividido em 4 sub-problemas cada um com 6 trabalhos mas apenas 2 tarefas por trabalho. É feita a procura nos sub-problemas por ordem i.e. primeiro é feito a procura para o trabalho com as tarefas 0 e 1, depois com a 2 e 3, depois com a 4 e 5 e assim sucessivamente. Desta maneira o resultado da junção de todas estes sub-problemas continua a ser um resultado válido. Esta solução reduz imenso a complexidade temporal e espacial da solução com a desvantagem de poder produzir um resultado sub-optimo pois perdem-se alguns possíveis caminhos nas zonas de corte. Para anilisar a diferença desta abordagem em relação à abordagem normal podemos considerar o exemplo e um problema com 5 trabalhos e 6 tarefas por trabalho. <text:span text:style-name="T5">O número de estados máximo a explorar segundo a abordagem normal é 5^31. Se usarmos a abordagem alternativa com cortes de 2 em 2 tarefas esse número é reduzido para apenas 5^12 *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Symbol" svg:font-family="Symbol"/>
    <style:font-face style:name="Times New Roman1" svg:font-family="'Times New Roman'"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P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D FD</meta:initial-creator>
    <meta:creation-date>2015-05-27T19:18:09.69</meta:creation-date>
    <dc:date>2015-05-28T02:20:14.59</dc:date>
    <dc:creator>FD FD</dc:creator>
    <meta:editing-duration>PT5H30M42S</meta:editing-duration>
    <meta:editing-cycles>2</meta:editing-cycles>
    <meta:generator>OpenOffice/4.0.0$Win32 OpenOffice.org_project/400m3$Build-9702</meta:generator>
    <meta:document-statistic meta:table-count="0" meta:image-count="0" meta:object-count="0" meta:page-count="2" meta:paragraph-count="17" meta:word-count="1231" meta:character-count="7318"/>
  </office:meta>
</office:document-meta>
</file>